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1pt"/>
    </style:style>
    <style:style style:name="co2" style:family="table-column">
      <style:table-column-properties fo:break-before="auto" style:column-width="301.2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ccff" style:text-align-source="fix" style:repeat-content="false" fo:wrap-option="wrap" fo:border="0.06pt solid #000000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erimiento</text:p>
          </table:table-cell>
          <table:table-cell office:value-type="string" calcext:value-type="string">
            <text:p>Calcular parametros la regresion lineal</text:p>
          </table:table-cell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Calcular los dos parametros de una regresion lineal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Un arreglo de numeros emparejados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Los dos parametros correspondientes a la regresion lineal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erimiento</text:p>
          </table:table-cell>
          <table:table-cell office:value-type="string" calcext:value-type="string">
            <text:p>Calcular coeficientes de correlacion r(x,y) y r^2</text:p>
          </table:table-cell>
        </table:table-row>
        <table:table-row table:style-name="ro2">
          <table:table-cell office:value-type="string" calcext:value-type="string">
            <text:p>Descripcion</text:p>
          </table:table-cell>
          <table:table-cell office:value-type="string" calcext:value-type="string">
            <text:p>Calcular coeficientes de correlacion de un arreglo de n numeros emparejados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Un arreglo de numeros emparejados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Coeficientes de correlacion r(x,y) y r^2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querimiento</text:p>
          </table:table-cell>
          <table:table-cell office:value-type="string" calcext:value-type="string">
            <text:p>Leer la lista de numeros desde un archivo plano</text:p>
          </table:table-cell>
        </table:table-row>
        <table:table-row table:style-name="ro2">
          <table:table-cell office:value-type="string" calcext:value-type="string">
            <text:p>Descripcion</text:p>
          </table:table-cell>
          <table:table-cell office:value-type="string" calcext:value-type="string">
            <text:p>Implementar un metodo que lea desde un archivo plano los n numeros reales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Archivo de texto con el conjunto de numeros reales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Lectura de los n numeros reale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querimiento</text:p>
          </table:table-cell>
          <table:table-cell office:value-type="string" calcext:value-type="string">
            <text:p>Calcular la mejor prediccion Yk</text:p>
          </table:table-cell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Calcular la mejor prediccion Yk donde yk =B0 +B1*Xk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Un estimado Xk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La mejor prediccion Yk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querimiento</text:p>
          </table:table-cell>
          <table:table-cell office:value-type="string" calcext:value-type="string">
            <text:p>Almacenar los n numeros reales en una lista enlazada</text:p>
          </table:table-cell>
        </table:table-row>
        <table:table-row table:style-name="ro3">
          <table:table-cell office:value-type="string" calcext:value-type="string">
            <text:p>Descripcion</text:p>
          </table:table-cell>
          <table:table-cell office:value-type="string" calcext:value-type="string">
            <text:p>Despues de leer los n numeros reales desde el archivo implementar un metodo que almacene estos numeros en una lista enlazada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Archivo de texto con el conjunto de numeros reales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Una lista enlazada con los n numeros re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7:08:12.1996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5:23:24.931970000</meta:creation-date>
    <dc:date>2017-03-04T17:18:21.386561000</dc:date>
    <meta:editing-duration>PT3H14M26S</meta:editing-duration>
    <meta:editing-cycles>5</meta:editing-cycles>
    <meta:generator>LibreOffice/5.0.0.5$MacOSX_X86_64 LibreOffice_project/1b1a90865e348b492231e1c451437d7a15bb262b</meta:generator>
    <meta:document-statistic meta:table-count="1" meta:cell-count="50" meta:object-count="0"/>
  </office:meta>
</office:document-meta>
</file>